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8" style:family="paragraph" style:parent-style-name="Default">
      <style:paragraph-properties style:text-autospace="non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2" style:family="paragraph" style:parent-style-name="Default">
      <style:paragraph-properties fo:text-align="justify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style:font-name-asian="Cambria" style:font-size-asian="14pt" style:font-style-asian="normal" style:font-name-complex="Cambria" style:font-size-complex="14pt" style:font-style-complex="normal"/>
    </style:style>
    <style:style style:name="P13" style:family="paragraph" style:parent-style-name="Default">
      <style:paragraph-properties fo:text-align="justify" style:justify-single-word="false" style:text-autospace="none"/>
      <style:text-properties fo:color="#000000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Default">
      <style:paragraph-properties fo:text-align="justify" style:justify-single-word="false" style:text-autospace="none"/>
    </style:style>
    <style:style style:name="P15" style:family="paragraph" style:parent-style-name="Preformatted_20_Text">
      <style:paragraph-properties fo:text-align="justify" style:justify-single-word="false" style:text-autospace="none"/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T1" style:family="text">
      <style:text-properties fo:color="#800000" fo:font-size="12pt" style:font-name-asian="Cambria" style:font-size-asian="12pt" style:font-name-complex="Cambria" style:font-size-complex="12pt"/>
    </style:style>
    <style:style style:name="T2" style:family="text">
      <style:text-properties fo:color="#800000" style:font-name="Cambria" fo:font-size="12pt" style:font-name-asian="Cambria" style:font-size-asian="12pt" style:font-name-complex="Cambria" style:font-size-complex="12pt"/>
    </style:style>
    <style:style style:name="T3" style:family="text">
      <style:text-properties fo:color="#800000" style:font-name-asian="Cambria" style:font-name-complex="Cambria"/>
    </style:style>
    <style:style style:name="T4" style:family="text">
      <style:text-properties fo:color="#c0c0c0" fo:font-style="italic" fo:font-weight="normal" style:font-name-asian="Cambria" style:font-weight-asian="normal" style:font-name-complex="Cambria" style:font-weight-complex="normal"/>
    </style:style>
    <style:style style:name="T5" style:family="text">
      <style:text-properties fo:color="#c0c0c0" style:font-name="Cambria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6" style:family="text">
      <style:text-properties fo:color="#c0c0c0" style:font-name="Cambria" fo:font-size="12pt" style:font-name-asian="Cambria" style:font-size-asian="12pt" style:font-name-complex="Cambria" style:font-size-complex="12pt"/>
    </style:style>
    <style:style style:name="T7" style:family="text">
      <style:text-properties fo:color="#c0c0c0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8" style:family="text">
      <style:text-properties fo:color="#c0c0c0" fo:font-size="12pt" style:font-name-asian="Cambria" style:font-size-asian="12pt" style:font-name-complex="Cambria" style:font-size-complex="12pt"/>
    </style:style>
    <style:style style:name="T9" style:family="text">
      <style:text-properties fo:color="#c0c0c0" style:font-name-asian="Cambria" style:font-name-complex="Cambria"/>
    </style:style>
    <style:style style:name="T10" style:family="text">
      <style:text-properties fo:color="#000080" style:font-name="Cambria" fo:font-size="12pt" style:font-name-asian="Cambria" style:font-size-asian="12pt" style:font-name-complex="Cambria" style:font-size-complex="12pt"/>
    </style:style>
    <style:style style:name="T11" style:family="text">
      <style:text-properties fo:color="#000080" fo:font-size="12pt" style:font-name-asian="Cambria" style:font-size-asian="12pt" style:font-name-complex="Cambria" style:font-size-complex="12pt"/>
    </style:style>
    <style:style style:name="T12" style:family="text">
      <style:text-properties fo:color="#000080" style:font-name-asian="Cambria" style:font-name-complex="Cambria"/>
    </style:style>
    <style:style style:name="T13" style:family="text">
      <style:text-properties fo:color="#808000" style:font-name="Cambria" fo:font-size="12pt" style:font-name-asian="Cambria" style:font-size-asian="12pt" style:font-name-complex="Cambria" style:font-size-complex="12pt"/>
    </style:style>
    <style:style style:name="T14" style:family="text">
      <style:text-properties fo:color="#808000" fo:font-size="12pt" style:font-name-asian="Cambria" style:font-size-asian="12pt" style:font-name-complex="Cambria" style:font-size-complex="12pt"/>
    </style:style>
    <style:style style:name="T15" style:family="text">
      <style:text-properties fo:color="#808000" style:font-name-asian="Cambria" style:font-name-complex="Cambria"/>
    </style:style>
    <style:style style:name="T16" style:family="text">
      <style:text-properties fo:color="#800080" fo:font-style="italic" fo:font-weight="normal" style:font-name-asian="Cambria" style:font-weight-asian="normal" style:font-name-complex="Cambria" style:font-weight-complex="normal"/>
    </style:style>
    <style:style style:name="T17" style:family="text">
      <style:text-properties fo:color="#800080" style:font-name="Cambria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18" style:family="text">
      <style:text-properties fo:color="#800080" style:font-name="Cambria" fo:font-size="12pt" style:font-name-asian="Cambria" style:font-size-asian="12pt" style:font-name-complex="Cambria" style:font-size-complex="12pt"/>
    </style:style>
    <style:style style:name="T19" style:family="text">
      <style:text-properties fo:color="#800080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20" style:family="text">
      <style:text-properties fo:color="#800080" fo:font-size="12pt" style:font-name-asian="Cambria" style:font-size-asian="12pt" style:font-name-complex="Cambria" style:font-size-complex="12pt"/>
    </style:style>
    <style:style style:name="T21" style:family="text">
      <style:text-properties fo:color="#800080" style:font-name-asian="Cambria" style:font-name-complex="Cambria"/>
    </style:style>
    <style:style style:name="T22" style:family="text">
      <style:text-properties fo:color="#00677c" fo:font-style="italic" fo:font-weight="bold" style:font-name-asian="Cambria" style:font-name-complex="Cambria"/>
    </style:style>
    <style:style style:name="T23" style:family="text">
      <style:text-properties fo:color="#00677c" fo:font-style="italic" fo:font-weight="normal" style:font-name-asian="Cambria" style:font-weight-asian="normal" style:font-name-complex="Cambria" style:font-weight-complex="normal"/>
    </style:style>
    <style:style style:name="T24" style:family="text">
      <style:text-properties fo:color="#00677c" style:font-name="Cambria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25" style:family="text">
      <style:text-properties fo:color="#00677c" style:font-name="Cambria" fo:font-size="12pt" style:font-name-asian="Cambria" style:font-size-asian="12pt" style:font-name-complex="Cambria" style:font-size-complex="12pt"/>
    </style:style>
    <style:style style:name="T26" style:family="text">
      <style:text-properties fo:color="#00677c" style:font-name="Cambria" fo:font-size="12pt" fo:font-style="italic" fo:font-weight="bold" style:font-name-asian="Cambria" style:font-size-asian="12pt" style:font-name-complex="Cambria" style:font-size-complex="12pt"/>
    </style:style>
    <style:style style:name="T27" style:family="text">
      <style:text-properties fo:color="#00677c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28" style:family="text">
      <style:text-properties fo:color="#00677c" fo:font-size="12pt" fo:font-style="italic" fo:font-weight="bold" style:font-name-asian="Cambria" style:font-size-asian="12pt" style:font-name-complex="Cambria" style:font-size-complex="12pt"/>
    </style:style>
    <style:style style:name="T29" style:family="text">
      <style:text-properties fo:color="#00677c" fo:font-size="12pt" style:font-name-asian="Cambria" style:font-size-asian="12pt" style:font-name-complex="Cambria" style:font-size-complex="12pt"/>
    </style:style>
    <style:style style:name="T30" style:family="text">
      <style:text-properties fo:color="#00677c" style:font-name-asian="Cambria" style:font-name-complex="Cambria"/>
    </style:style>
    <style:style style:name="T31" style:family="text">
      <style:text-properties fo:font-style="italic" fo:font-weight="normal" style:font-name-asian="Cambria" style:font-weight-asian="normal" style:font-name-complex="Cambria" style:font-weight-complex="normal"/>
    </style:style>
    <style:style style:name="T32" style:family="text">
      <style:text-properties fo:font-style="italic" fo:font-weight="bold" style:font-name-asian="Cambria" style:font-name-complex="Cambria"/>
    </style:style>
    <style:style style:name="T33" style:family="text">
      <style:text-properties fo:color="#000000" style:font-name="Cambria" fo:font-size="12pt" style:font-name-asian="Cambria" style:font-size-asian="12pt" style:font-name-complex="Cambria" style:font-size-complex="12pt"/>
    </style:style>
    <style:style style:name="T34" style:family="text">
      <style:text-properties fo:color="#000000" style:font-name="Cambria" fo:font-size="11.5pt" style:font-name-asian="Cambria" style:font-size-asian="11.5pt" style:font-name-complex="Cambria" style:font-size-complex="11.5pt"/>
    </style:style>
    <style:style style:name="T35" style:family="text">
      <style:text-properties fo:color="#000000" style:font-name="Cambria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36" style:family="text">
      <style:text-properties fo:color="#000000" style:font-name="Cambria" fo:font-size="11.5pt" fo:font-weight="normal" style:font-name-asian="Cambria" style:font-size-asian="11.5pt" style:font-weight-asian="normal" style:font-name-complex="Cambria" style:font-size-complex="11.5pt" style:font-weight-complex="normal"/>
    </style:style>
    <style:style style:name="T37" style:family="text">
      <style:text-properties fo:color="#000000" style:font-name-asian="Cambria" style:font-name-complex="Cambria"/>
    </style:style>
    <style:style style:name="T38" style:family="text">
      <style:text-properties fo:color="#000000" fo:font-size="11.5pt" style:font-name-asian="Cambria" style:font-size-asian="11.5pt" style:font-name-complex="Cambria" style:font-size-complex="11.5pt"/>
    </style:style>
    <style:style style:name="T39" style:family="text">
      <style:text-properties fo:color="#000000" fo:font-size="11.5pt" fo:font-weight="normal" style:font-name-asian="Cambria" style:font-size-asian="11.5pt" style:font-weight-asian="normal" style:font-name-complex="Cambria" style:font-size-complex="11.5pt" style:font-weight-complex="normal"/>
    </style:style>
    <style:style style:name="T40" style:family="text">
      <style:text-properties fo:color="#000000" fo:font-size="11.5pt" fo:font-style="italic" fo:font-weight="normal" style:font-name-asian="Cambria" style:font-size-asian="11.5pt" style:font-weight-asian="normal" style:font-name-complex="Cambria" style:font-size-complex="11.5pt" style:font-weight-complex="normal"/>
    </style:style>
    <style:style style:name="T41" style:family="text">
      <style:text-properties fo:color="#000000" fo:font-size="12pt" style:font-name-asian="Cambria" style:font-size-asian="12pt" style:font-name-complex="Cambria" style:font-size-complex="12pt"/>
    </style:style>
    <style:style style:name="T42" style:family="text">
      <style:text-properties fo:color="#000000" fo:font-weight="normal" style:font-name-asian="Cambria" style:font-weight-asian="normal" style:font-name-complex="Cambria" style:font-weight-complex="normal"/>
    </style:style>
    <style:style style:name="T43" style:family="text">
      <style:text-properties fo:color="#000000" fo:font-style="italic" fo:font-weight="normal" style:font-name-asian="Cambria" style:font-weight-asian="normal" style:font-name-complex="Cambria" style:font-weight-complex="normal"/>
    </style:style>
    <style:style style:name="T44" style:family="text">
      <style:text-properties style:font-name-asian="Cambria" style:font-name-complex="Cambria"/>
    </style:style>
    <style:style style:name="T45" style:family="text">
      <style:text-properties fo:font-variant="normal" fo:text-transform="none" fo:color="#000000" fo:letter-spacing="normal" fo:background-color="transparent"/>
    </style:style>
    <style:style style:name="T46" style:family="text">
      <style:text-properties fo:font-variant="normal" fo:text-transform="none" fo:color="#000000" fo:letter-spacing="normal" fo:font-style="normal" fo:font-weight="normal" fo:background-color="transparent"/>
    </style:style>
    <style:style style:name="T47" style:family="text">
      <style:text-properties fo:font-variant="normal" fo:text-transform="none" fo:color="#000000" style:text-line-through-style="none" style:font-name="Droid Sans Mono" fo:font-size="9pt" fo:letter-spacing="normal" fo:font-style="normal" style:text-underline-style="none" fo:font-weight="normal" style:text-blinking="false" fo:background-color="transparent"/>
    </style:style>
    <style:style style:name="T48" style:family="text">
      <style:text-properties fo:font-variant="normal" fo:text-transform="none" fo:color="#000000" style:text-line-through-style="none" fo:font-size="9pt" fo:letter-spacing="normal" fo:font-style="normal" style:text-underline-style="none" fo:font-weight="normal" style:text-blinking="false" fo:background-color="transparent"/>
    </style:style>
    <style:style style:name="T49" style:family="text">
      <style:text-properties fo:font-variant="normal" fo:text-transform="none" fo:color="#000000" style:text-line-through-style="none" style:font-name="Times New Roman" fo:font-size="9pt" fo:letter-spacing="normal" fo:font-style="normal" style:text-underline-style="none" fo:font-weight="normal" style:text-blinking="false" fo:background-color="transparent"/>
    </style:style>
    <style:style style:name="T50" style:family="text">
      <style:text-properties fo:font-variant="normal" fo:text-transform="none" fo:color="#000000" style:text-line-through-style="none" style:font-name="Times New Roman" fo:letter-spacing="normal" fo:font-style="normal" style:text-underline-style="none" fo:font-weight="normal" style:text-blinking="false" fo:background-color="transparent"/>
    </style:style>
    <style:style style:name="T51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5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tyle-asian="normal" style:font-size-complex="14pt" style:font-style-complex="normal"/>
    </style:style>
    <style:style style:name="T53" style:family="text">
      <style:text-properties fo:font-variant="normal" fo:text-transform="none" fo:color="#000000" style:text-line-through-style="none" style:font-name="Times New Roman" fo:font-size="14pt" fo:letter-spacing="normal" style:text-underline-style="none" fo:font-weight="normal" style:text-blinking="false" fo:background-color="transparent" style:font-size-asian="14pt" style:font-size-complex="14pt"/>
    </style:style>
    <style:style style:name="T54" style:family="text">
      <style:text-properties fo:font-variant="normal" fo:text-transform="none" fo:color="#000000" style:text-line-through-style="none" style:font-name="Times New Roman" fo:font-size="14pt" fo:letter-spacing="normal" fo:font-style="italic" style:text-underline-style="none" fo:font-weight="normal" style:text-blinking="false" fo:background-color="transparent" style:font-size-asian="14pt" style:font-style-asian="italic" style:font-size-complex="14pt" style:font-style-complex="italic"/>
    </style:style>
    <style:style style:name="T55" style:family="text">
      <style:text-properties fo:font-variant="normal" fo:text-transform="none" fo:color="#000000" style:font-name="Droid Sans Mono" fo:letter-spacing="normal" fo:font-style="normal" fo:font-weight="normal" fo:background-color="transparent"/>
    </style:style>
    <style:style style:name="T56" style:family="text">
      <style:text-properties fo:font-variant="normal" fo:text-transform="none" fo:color="#000000" style:font-name="Droid Sans Mono" fo:font-size="9pt" fo:letter-spacing="normal" fo:font-style="normal" fo:font-weight="normal" fo:background-color="transparent"/>
    </style:style>
    <style:style style:name="T57" style:family="text">
      <style:text-properties fo:font-variant="normal" fo:text-transform="none" fo:color="#000000" fo:font-size="9pt" fo:letter-spacing="normal" fo:font-style="normal" fo:font-weight="normal" fo:background-color="transparent"/>
    </style:style>
    <style:style style:name="T58" style:family="text">
      <style:text-properties fo:font-variant="normal" fo:text-transform="none" fo:color="#000000" style:font-name="Times New Roman" fo:letter-spacing="normal" fo:background-color="transparent"/>
    </style:style>
    <style:style style:name="T59" style:family="text">
      <style:text-properties fo:font-variant="normal" fo:text-transform="none" fo:color="#000000" style:font-name="Times New Roman" fo:letter-spacing="normal" fo:font-style="normal" fo:font-weight="normal" fo:background-color="transparent"/>
    </style:style>
    <style:style style:name="T60" style:family="text">
      <style:text-properties fo:font-variant="normal" fo:text-transform="none" fo:color="#000000" style:font-name="Times New Roman" fo:font-size="9pt" fo:letter-spacing="normal" fo:font-style="normal" fo:font-weight="normal" fo:background-color="transparent"/>
    </style:style>
    <style:style style:name="T61" style:family="text">
      <style:text-properties fo:font-variant="normal" fo:text-transform="none" fo:color="#000000" style:font-name="Times New Roman" fo:font-size="14pt" fo:letter-spacing="normal" fo:background-color="transparent" style:font-size-asian="14pt" style:font-size-complex="14pt"/>
    </style:style>
    <style:style style:name="T6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63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tyle-asian="normal" style:font-size-complex="14pt" style:font-style-complex="normal"/>
    </style:style>
    <style:style style:name="T6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65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66" style:family="text">
      <style:text-properties fo:font-variant="normal" fo:text-transform="none" fo:color="#000000" style:font-name="Times New Roman" fo:font-size="14pt" fo:letter-spacing="normal" fo:font-style="normal" fo:background-color="transparent" style:font-size-asian="14pt" style:font-style-asian="normal" style:font-size-complex="14pt" style:font-style-complex="normal"/>
    </style:style>
    <style:style style:name="T67" style:family="text">
      <style:text-properties fo:font-variant="normal" fo:text-transform="none" fo:color="#000000" style:font-name="Times New Roman" fo:font-size="14pt" fo:letter-spacing="normal" fo:font-weight="normal" style:font-size-asian="14pt" style:font-size-complex="14pt"/>
    </style:style>
    <style:style style:name="T68" style:family="text">
      <style:text-properties fo:font-variant="normal" fo:text-transform="none" fo:color="#000000" style:font-name="Times New Roman" fo:font-size="14pt" fo:letter-spacing="normal" fo:font-weight="normal" fo:background-color="transparent" style:font-size-asian="14pt" style:font-size-complex="14pt"/>
    </style:style>
    <style:style style:name="T69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tyle-asian="italic" style:font-size-complex="14pt" style:font-style-complex="italic"/>
    </style:style>
    <style:style style:name="T70" style:family="text">
      <style:text-properties fo:font-variant="normal" fo:text-transform="none" fo:color="#000000" style:font-name="Times New Roman" fo:font-size="14pt" fo:letter-spacing="normal" fo:font-style="italic" fo:font-weight="normal" fo:background-color="transparent" style:font-size-asian="14pt" style:font-style-asian="italic" style:font-size-complex="14pt" style:font-style-complex="italic"/>
    </style:style>
    <style:style style:name="T71" style:family="text">
      <style:text-properties fo:font-variant="normal" fo:text-transform="none" fo:color="#000000" style:font-name="Times New Roman" fo:font-size="14pt" fo:letter-spacing="normal" fo:font-style="italic" fo:background-color="transparent" style:font-size-asian="14pt" style:font-style-asian="italic" style:font-size-complex="14pt" style:font-style-complex="italic"/>
    </style:style>
    <style:style style:name="T72" style:family="text">
      <style:text-properties fo:font-variant="normal" fo:text-transform="none" fo:color="#404244" style:font-name="Titillium Web" fo:font-size="12pt" fo:letter-spacing="normal" fo:font-style="normal" fo:font-weight="normal"/>
    </style:style>
    <style:style style:name="T73" style:family="text">
      <style:text-properties fo:font-variant="normal" fo:text-transform="none" fo:color="#404244" style:font-name="Titillium Web" fo:font-size="12pt" fo:letter-spacing="normal" fo:font-style="normal" fo:font-weight="normal" style:font-name-asian="Cambria" style:font-size-asian="11.5pt" style:font-name-complex="Cambria" style:font-size-complex="11.5pt"/>
    </style:style>
    <style:style style:name="T74" style:family="text">
      <style:text-properties fo:font-variant="normal" fo:text-transform="none" fo:color="#404244" style:font-name="Titillium Web" fo:font-size="12pt" fo:letter-spacing="normal" fo:font-style="normal" fo:font-weight="normal" fo:background-color="transparent"/>
    </style:style>
    <style:style style:name="T75" style:family="text">
      <style:text-properties fo:font-variant="normal" fo:text-transform="none" fo:color="#404244" style:text-line-through-style="none" style:font-name="Titillium Web" fo:font-size="12pt" fo:letter-spacing="normal" fo:font-style="normal" style:text-underline-style="none" fo:font-weight="normal" style:text-blinking="false" fo:background-color="transparent"/>
    </style:style>
    <style:style style:name="T76" style:family="text">
      <style:text-properties fo:font-variant="normal" fo:text-transform="none" fo:color="#404244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77" style:family="text">
      <style:text-properties fo:font-variant="normal" fo:text-transform="none" fo:color="#404244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T78" style:family="text">
      <style:text-properties fo:font-variant="normal" fo:text-transform="none" fo:color="#404244" style:text-line-through-style="none" style:font-name="Times New Roman" fo:letter-spacing="normal" fo:font-style="normal" style:text-underline-style="none" fo:font-weight="normal" style:text-blinking="false" fo:background-color="transparent"/>
    </style:style>
    <style:style style:name="T79" style:family="text">
      <style:text-properties fo:font-variant="normal" fo:text-transform="none" fo:color="#404244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80" style:family="text">
      <style:text-properties fo:font-variant="normal" fo:text-transform="none" fo:color="#404244" fo:font-size="12pt" fo:letter-spacing="normal" fo:font-style="normal" fo:font-weight="normal"/>
    </style:style>
    <style:style style:name="T81" style:family="text">
      <style:text-properties fo:font-variant="normal" fo:text-transform="none" fo:color="#404244" fo:font-size="12pt" fo:letter-spacing="normal" fo:font-style="normal" fo:font-weight="normal" style:font-name-asian="Cambria" style:font-size-asian="11.5pt" style:font-name-complex="Cambria" style:font-size-complex="11.5pt"/>
    </style:style>
    <style:style style:name="T82" style:family="text">
      <style:text-properties fo:font-variant="normal" fo:text-transform="none" fo:color="#404244" fo:font-size="12pt" fo:letter-spacing="normal" fo:font-style="normal" fo:font-weight="normal" fo:background-color="transparent"/>
    </style:style>
    <style:style style:name="T83" style:family="text">
      <style:text-properties fo:font-variant="normal" fo:text-transform="none" fo:color="#404244" style:font-name="Times New Roman" fo:font-size="12pt" fo:letter-spacing="normal" fo:font-style="normal" fo:font-weight="normal"/>
    </style:style>
    <style:style style:name="T84" style:family="text">
      <style:text-properties fo:font-variant="normal" fo:text-transform="none" fo:color="#404244" style:font-name="Times New Roman" fo:font-size="12pt" fo:letter-spacing="normal" fo:font-style="normal" fo:font-weight="normal" fo:background-color="transparent"/>
    </style:style>
    <style:style style:name="T85" style:family="text">
      <style:text-properties fo:font-variant="normal" fo:text-transform="none" fo:color="#404244" style:font-name="Times New Roman" fo:letter-spacing="normal" fo:font-style="normal" fo:font-weight="normal"/>
    </style:style>
    <style:style style:name="T86" style:family="text">
      <style:text-properties fo:font-variant="normal" fo:text-transform="none" fo:color="#404244" style:font-name="Times New Roman" fo:letter-spacing="normal" fo:font-style="normal" fo:font-weight="normal" fo:background-color="transparent"/>
    </style:style>
    <style:style style:name="T87" style:family="text">
      <style:text-properties fo:font-variant="normal" fo:text-transform="none" fo:color="#404244" style:font-name="Times New Roman" fo:font-size="14pt" fo:letter-spacing="normal" fo:font-style="normal" fo:font-weight="normal" style:font-size-asian="14pt" style:font-size-complex="14pt"/>
    </style:style>
    <style:style style:name="T88" style:family="text">
      <style:text-properties fo:font-variant="normal" fo:text-transform="none" fo:color="#404244" style:font-name="Times New Roman" fo:font-size="14pt" fo:letter-spacing="normal" fo:font-style="normal" fo:font-weight="normal" fo:background-color="transparent" style:font-size-asian="14pt" style:font-size-complex="14pt"/>
    </style:style>
    <style:style style:name="T89" style:family="text">
      <style:text-properties fo:font-variant="normal" fo:text-transform="none" fo:color="#404244" fo:letter-spacing="normal" fo:font-style="normal" fo:font-weight="normal" style:font-name-asian="Cambria" style:font-name-complex="Cambria"/>
    </style:style>
    <style:style style:name="T90" style:family="text">
      <style:text-properties fo:font-variant="normal" fo:text-transform="none" fo:color="#17a81a" style:text-line-through-style="none" style:font-name="Titillium Web" fo:font-size="12pt" fo:letter-spacing="normal" fo:font-style="normal" style:text-underline-style="none" fo:font-weight="normal" style:text-blinking="false" fo:background-color="transparent"/>
    </style:style>
    <style:style style:name="T91" style:family="text">
      <style:text-properties fo:font-variant="normal" fo:text-transform="none" fo:color="#17a81a" style:text-line-through-style="none" fo:font-size="12pt" fo:letter-spacing="normal" fo:font-style="normal" style:text-underline-style="none" fo:font-weight="normal" style:text-blinking="false" fo:background-color="transparent"/>
    </style:style>
    <style:style style:name="T92" style:family="text">
      <style:text-properties fo:font-variant="normal" fo:text-transform="none" fo:color="#17a81a" style:text-line-through-style="none" style:font-name="Times New Roman" fo:font-size="12pt" fo:letter-spacing="normal" fo:font-style="normal" style:text-underline-style="none" fo:font-weight="normal" style:text-blinking="false" fo:background-color="transparent"/>
    </style:style>
    <style:style style:name="T93" style:family="text">
      <style:text-properties fo:font-variant="normal" fo:text-transform="none" fo:color="#17a81a" style:text-line-through-style="none" style:font-name="Times New Roman" fo:letter-spacing="normal" fo:font-style="normal" style:text-underline-style="none" fo:font-weight="normal" style:text-blinking="false" fo:background-color="transparent"/>
    </style:style>
    <style:style style:name="T94" style:family="text">
      <style:text-properties fo:font-variant="normal" fo:text-transform="none" fo:color="#17a81a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95" style:family="text">
      <style:text-properties fo:font-variant="normal" fo:text-transform="none" fo:letter-spacing="normal" fo:font-style="normal" fo:font-weight="normal" style:font-name-asian="Cambria" style:font-name-complex="Cambria"/>
    </style:style>
    <style:style style:name="T96" style:family="text">
      <style:text-properties fo:font-variant="normal" fo:text-transform="none" fo:letter-spacing="normal" fo:font-weight="normal" style:font-name-asian="Cambria" style:font-name-complex="Cambria"/>
    </style:style>
    <style:style style:name="T97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98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99" style:family="text">
      <style:text-properties fo:font-variant="normal" fo:text-transform="none" style:font-name="Times New Roman" fo:font-size="14pt" fo:letter-spacing="normal" fo:font-style="normal" fo:font-weight="normal" fo:background-color="transparent" style:font-size-asian="14pt" style:font-size-complex="14pt"/>
    </style:style>
    <style:style style:name="T100" style:family="text">
      <style:text-properties fo:font-variant="normal" fo:text-transform="none" style:font-name="Times New Roman" fo:font-size="14pt" fo:letter-spacing="normal" fo:background-color="transparent" style:font-size-asian="14pt" style:font-size-complex="14pt"/>
    </style:style>
    <style:style style:name="T101" style:family="text">
      <style:text-properties fo:font-weight="bold" style:font-name-asian="Cambria" style:font-name-complex="Cambria"/>
    </style:style>
    <style:style style:name="T102" style:family="text">
      <style:text-properties fo:font-weight="normal" style:font-name-asian="Cambria" style:font-weight-asian="normal" style:font-name-complex="Cambria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2</text:p>
      <text:p text:style-name="P3"/>
      <text:p text:style-name="P2">Question 1 :</text:p>
      <text:p text:style-name="P2"/>
      <text:p text:style-name="P2"/>
      <text:p text:style-name="P2">Question 2 :</text:p>
      <text:p text:style-name="P2"/>
      <text:p text:style-name="P5">-) U<text:span text:style-name="T44">n angle de 45 degrés :</text:span></text:p>
      <text:p text:style-name="P8"><text:s/>fov = 45.0;</text:p>
      <text:p text:style-name="P5">-) Pour rendre la vitesse constante, il suffit de modifier l'attribut 'angularSpeed' </text:p>
      <text:p text:style-name="P5"><text:s/>angularSpeed = 0.99;</text:p>
      <text:p text:style-name="P5"/>
      <text:p text:style-name="P5"/>
      <text:p text:style-name="P6">Question 3:</text:p>
      <text:p text:style-name="P5"/>
      <text:p text:style-name="P5"/>
      <text:p text:style-name="P6">1.</text:p>
      <text:p text:style-name="P11"><text:span text:style-name="T44">La mise à jour du terrain est controlée par la métho</text:span><text:span text:style-name="T102">de </text:span><text:span text:style-name="T102">timerEvent(QTimerEvent *) dans laquelle il y a l'appel de la méthode update(). En effet, d</text:span><text:span text:style-name="T44">ans la méthode void MainWidget::</text:span><text:span text:style-name="T101">initializeGL</text:span><text:span text:style-name="T44">(), 'timer.start(12, this)' permet d'appeler la méthode </text:span><text:span text:style-name="T102">timerEvent(QTimerEvent *) chaque 12 millisecondes. </text:span></text:p>
      <text:p text:style-name="P13"><text:span text:style-name="T44"/></text:p>
      <text:p text:style-name="P13"><text:span text:style-name="T44">L</text:span><text:span text:style-name="T44">a classe QTimer fournit des </text:span><text:span text:style-name="T96">single-shot timers répétitives.</text:span></text:p>
      <text:p text:style-name="P12">Le fonctionnement de la class Qtimer :</text:p>
      <text:p text:style-name="P12"/>
      <text:p text:style-name="P14"><text:span text:style-name="T65">-)Créer un objet timer de type Qtimer : </text:span><text:span text:style-name="T66"><text:s/></text:span><text:a xlink:type="simple" xlink:href="http://doc.qt.io/qt-5/qtimer.html#QTimer"><text:span text:style-name="T52">QTimer</text:span></text:a><text:span text:style-name="T63"> *timer = new </text:span><text:a xlink:type="simple" xlink:href="http://doc.qt.io/qt-5/qtimer.html#QTimer"><text:span text:style-name="T52">QTimer</text:span></text:a><text:span text:style-name="T63">(this);</text:span></text:p>
      <text:p text:style-name="P14"><text:span text:style-name="T52">-)Connecter son signal </text:span><text:a xlink:type="simple" xlink:href="http://doc.qt.io/qt-5/qtimer.html#timeout">timeout</text:a><text:span text:style-name="T63">() aux slots appropriés :connect(timer, SIGNAL(timeout()), this, SLOT(mafonction()));</text:span></text:p>
      <text:p text:style-name="P14"><text:span text:style-name="T52">-)Appeler la fonction </text:span><text:a xlink:type="simple" xlink:href="http://doc.qt.io/qt-5/qtimer.html#start-1">start</text:a><text:span text:style-name="T63">() :timer-&gt;start(1000);</text:span></text:p>
      <text:p text:style-name="P15">D'après cet example, la fonction 'mafonction()' est appelée chaque seconde. </text:p>
      <text:p text:style-name="P10">2.</text:p>
      <text:p text:style-name="P6">3.</text:p>
      <text:p text:style-name="P6">4.</text:p>
      <text:p text:style-name="P6"/>
      <text:p text:style-name="P5"/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 Mono" svg:font-family="'Droid Sans Mono'"/>
    <style:font-face style:name="Tahoma1" svg:font-family="Tahoma"/>
    <style:font-face style:name="Titillium Web" svg:font-family="'Titillium Web', Arial, Helvetica, sans-serif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mbria" fo:font-size="12pt" fo:language="de" fo:country="DE" style:font-name-asian="Cambria" style:font-size-asian="12pt" style:language-asian="ja" style:country-asian="JP" style:font-name-complex="Cambria" style:font-size-complex="12pt" style:language-complex="fa" style:country-complex="I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33M21S</meta:editing-duration>
    <meta:editing-cycles>21</meta:editing-cycles>
    <meta:generator>LibreOffice/3.3$Win32 LibreOffice_project/330m19$Build-8</meta:generator>
    <dc:date>2018-10-05T11:50:50.46</dc:date>
    <meta:document-statistic meta:table-count="0" meta:image-count="0" meta:object-count="0" meta:page-count="1" meta:paragraph-count="19" meta:word-count="133" meta:character-count="899"/>
    <meta:user-defined meta:name="Info 1"/>
    <meta:user-defined meta:name="Info 2"/>
    <meta:user-defined meta:name="Info 3"/>
    <meta:user-defined meta:name="Info 4"/>
  </office:meta>
</office:document-meta>
</file>